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200000000C6000000224AEE0685.gi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1" svg:font-family="StarSymbol" style:font-pitch="variable" style:font-charset="x-symbol"/>
    <style:font-face style:name="Helvetica" svg:font-family="Helvetica"/>
    <style:font-face style:name="StarSymbol" svg:font-family="StarSymbol"/>
    <style:font-face style:name="Tahoma1" svg:font-family="Tahoma"/>
    <style:font-face style:name="Times" svg:font-family="Times"/>
    <style:font-face style:name="arial" svg:font-family="arial" style:font-family-generic="swiss"/>
    <style:font-face style:name="FreeMono" svg:font-family="FreeMono" style:font-family-generic="modern" style:font-pitch="fixed"/>
    <style:font-face style:name="Nimbus Mono L" svg:font-family="'Nimbus Mono L'" style:font-family-generic="modern" style:font-pitch="fixed"/>
    <style:font-face style:name="Century Schoolbook L" svg:font-family="'Century Schoolbook L'" style:font-family-generic="roman" style:font-pitch="variable"/>
    <style:font-face style:name="DejaVuSans" svg:font-family="DejaVuSans" style:font-family-generic="system" style:font-pitch="variable"/>
    <style:font-face style:name="HG Mincho Light J" svg:font-family="'HG Mincho Light J'"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text-properties style:font-name="arial" fo:font-size="8pt" style:font-size-asian="7pt" style:font-size-complex="8pt"/>
    </style:style>
    <style:style style:name="P2" style:family="paragraph" style:parent-style-name="Text_20_body">
      <style:paragraph-properties fo:margin-top="0cm" fo:margin-bottom="0cm" fo:text-align="start" style:justify-single-word="false">
        <style:tab-stops>
          <style:tab-stop style:position="18.521cm" style:type="right"/>
        </style:tab-stops>
      </style:paragraph-properties>
    </style:style>
    <style:style style:name="P3" style:family="paragraph" style:parent-style-name="Text_20_body">
      <style:paragraph-properties fo:margin-top="0cm" fo:margin-bottom="0cm" fo:line-height="150%" fo:text-align="start" style:justify-single-word="false">
        <style:tab-stops>
          <style:tab-stop style:position="18.521cm" style:type="right"/>
        </style:tab-stops>
      </style:paragraph-properties>
      <style:text-properties fo:color="#000000" style:font-name="Century Schoolbook L" fo:font-size="10pt" fo:language="fr" fo:country="FR" fo:font-style="normal" style:text-underline-style="none" fo:font-weight="normal" style:font-style-asian="normal" style:font-weight-asian="normal" style:font-style-complex="normal" style:font-weight-complex="normal"/>
    </style:style>
    <style:style style:name="P4" style:family="paragraph" style:parent-style-name="Text_20_body">
      <style:paragraph-properties fo:margin-top="0cm" fo:margin-bottom="0cm" fo:line-height="150%" fo:text-align="start" style:justify-single-word="false"/>
    </style:style>
    <style:style style:name="P5" style:family="paragraph" style:parent-style-name="Text_20_body">
      <style:paragraph-properties fo:margin-top="0cm" fo:margin-bottom="0cm" fo:line-height="150%" fo:text-align="start" style:justify-single-word="false">
        <style:tab-stops>
          <style:tab-stop style:position="18.521cm" style:type="right"/>
        </style:tab-stops>
      </style:paragraph-properties>
    </style:style>
    <style:style style:name="P6" style:family="paragraph" style:parent-style-name="Text_20_body">
      <style:paragraph-properties fo:margin-top="0cm" fo:margin-bottom="0cm" fo:text-align="justify" style:justify-single-word="false"/>
      <style:text-properties style:text-underline-style="none"/>
    </style:style>
    <style:style style:name="P7" style:family="paragraph" style:parent-style-name="Text_20_body">
      <style:paragraph-properties fo:margin-top="0cm" fo:margin-bottom="0cm" fo:text-align="justify" style:justify-single-word="false"/>
    </style:style>
    <style:style style:name="P8" style:family="paragraph" style:parent-style-name="Standard">
      <style:paragraph-properties fo:margin-top="0cm" fo:margin-bottom="0cm" fo:text-align="justify" style:justify-single-word="false"/>
    </style:style>
    <style:style style:name="P9" style:family="paragraph" style:parent-style-name="Text_20_body">
      <style:paragraph-properties fo:margin-top="0cm" fo:margin-bottom="0cm" fo:background-color="transparent" style:shadow="none">
        <style:background-image/>
      </style:paragraph-properties>
    </style:style>
    <style:style style:name="P10" style:family="paragraph" style:parent-style-name="Text_20_body">
      <style:paragraph-properties fo:margin-top="0cm" fo:margin-bottom="0cm" fo:background-color="transparent" fo:padding="0cm" fo:border="none" style:shadow="none">
        <style:background-image/>
      </style:paragraph-properties>
    </style:style>
    <style:style style:name="P11" style:family="paragraph" style:parent-style-name="Text_20_body">
      <style:paragraph-properties fo:line-height="150%" fo:text-align="center" style:justify-single-word="false"/>
      <style:text-properties style:font-name="Century Schoolbook L" fo:font-size="12pt" fo:font-weight="bold" style:font-size-asian="12pt" style:font-size-complex="12pt"/>
    </style:style>
    <style:style style:name="P12" style:family="paragraph" style:parent-style-name="Text_20_body">
      <style:paragraph-properties fo:line-height="150%" fo:text-align="center" style:justify-single-word="false"/>
      <style:text-properties style:font-name="Century Schoolbook L" fo:font-size="13pt" fo:font-weight="bold" style:font-size-asian="13pt" style:font-size-complex="13pt"/>
    </style:style>
    <style:style style:name="P13" style:family="paragraph" style:parent-style-name="Text_20_body">
      <style:paragraph-properties fo:line-height="100%" fo:text-align="center" style:justify-single-word="false"/>
      <style:text-properties style:font-name="Century Schoolbook L" fo:font-size="13pt" fo:font-weight="bold" style:font-size-asian="13pt" style:font-size-complex="13pt"/>
    </style:style>
    <style:style style:name="P14" style:family="paragraph" style:parent-style-name="Text_20_body">
      <style:paragraph-properties fo:line-height="150%" fo:text-align="center" style:justify-single-word="false"/>
      <style:text-properties style:font-name="Century Schoolbook L"/>
    </style:style>
    <style:style style:name="P15" style:family="paragraph" style:parent-style-name="Text_20_body">
      <style:paragraph-properties fo:text-align="justify" style:justify-single-word="false"/>
    </style:style>
    <style:style style:name="P16" style:family="paragraph" style:parent-style-name="Text_20_body">
      <style:paragraph-properties fo:margin-left="1.529cm" fo:margin-right="1.529cm" fo:line-height="100%" fo:text-align="center" style:justify-single-word="false" fo:text-indent="0cm" style:auto-text-indent="false"/>
      <style:text-properties fo:font-variant="small-caps" style:font-name="Century Schoolbook L" fo:font-size="20pt" fo:font-weight="bold" style:font-size-asian="20pt" style:font-size-complex="20pt"/>
    </style:style>
    <style:style style:name="P17" style:family="paragraph" style:parent-style-name="Heading_20_1">
      <style:paragraph-properties fo:text-align="justify" style:justify-single-word="false" fo:break-before="page"/>
    </style:style>
    <style:style style:name="P18" style:family="paragraph" style:parent-style-name="Standard">
      <style:paragraph-properties fo:margin-top="0cm" fo:margin-bottom="0cm" fo:text-align="justify" style:justify-single-word="false"/>
    </style:style>
    <style:style style:name="P19" style:family="paragraph" style:parent-style-name="Standard">
      <style:paragraph-properties fo:margin-top="0cm" fo:margin-bottom="0cm" fo:text-align="justify" style:justify-single-word="false" fo:break-before="page"/>
    </style:style>
    <style:style style:name="P20" style:family="paragraph" style:parent-style-name="Text_20_body">
      <style:paragraph-properties fo:margin-top="0cm" fo:margin-bottom="0cm"/>
    </style:style>
    <style:style style:name="P21" style:family="paragraph" style:parent-style-name="Text_20_body" style:list-style-name="L1">
      <style:paragraph-properties fo:margin-top="0cm" fo:margin-bottom="0cm" fo:text-align="start" style:justify-single-word="false">
        <style:tab-stops>
          <style:tab-stop style:position="18.521cm" style:type="right"/>
        </style:tab-stops>
      </style:paragraph-properties>
    </style:style>
    <style:style style:name="P22" style:family="paragraph" style:parent-style-name="Text_20_body" style:list-style-name="L1">
      <style:paragraph-properties fo:margin-top="0cm" fo:margin-bottom="0cm" fo:text-align="start" style:justify-single-word="false">
        <style:tab-stops>
          <style:tab-stop style:position="18.521cm" style:type="right"/>
        </style:tab-stops>
      </style:paragraph-properties>
    </style:style>
    <style:style style:name="P23" style:family="paragraph" style:parent-style-name="Text_20_body" style:list-style-name="L1">
      <style:paragraph-properties fo:margin-top="0cm" fo:margin-bottom="0cm" fo:text-align="start" style:justify-single-word="false">
        <style:tab-stops>
          <style:tab-stop style:position="18.521cm" style:type="right"/>
        </style:tab-stops>
      </style:paragraph-properties>
    </style:style>
    <style:style style:name="P24" style:family="paragraph" style:parent-style-name="Text_20_body" style:list-style-name="L1">
      <style:paragraph-properties fo:margin-top="0cm" fo:margin-bottom="0cm" fo:text-align="start" style:justify-single-word="false">
        <style:tab-stops>
          <style:tab-stop style:position="18.521cm" style:type="right"/>
        </style:tab-stops>
      </style:paragraph-properties>
    </style:style>
    <style:style style:name="P25" style:family="paragraph" style:parent-style-name="Text_20_body" style:list-style-name="L1">
      <style:paragraph-properties fo:margin-top="0cm" fo:margin-bottom="0cm" fo:text-align="start" style:justify-single-word="false">
        <style:tab-stops>
          <style:tab-stop style:position="18.521cm" style:type="right"/>
        </style:tab-stops>
      </style:paragraph-properties>
    </style:style>
    <style:style style:name="P26" style:family="paragraph" style:parent-style-name="Text_20_body">
      <style:paragraph-properties fo:margin-top="0cm" fo:margin-bottom="0cm" fo:text-align="justify" style:justify-single-word="false"/>
    </style:style>
    <style:style style:name="P27" style:family="paragraph" style:parent-style-name="Text_20_body" style:list-style-name="L6">
      <style:paragraph-properties fo:margin-top="0cm" fo:margin-bottom="0cm" fo:text-align="justify" style:justify-single-word="false"/>
    </style:style>
    <style:style style:name="P28" style:family="paragraph" style:parent-style-name="Text_20_body" style:list-style-name="L2">
      <style:paragraph-properties fo:margin-top="0cm" fo:margin-bottom="0cm" fo:text-align="justify" style:justify-single-word="false"/>
    </style:style>
    <style:style style:name="P29" style:family="paragraph" style:parent-style-name="Text_20_body" style:list-style-name="L2">
      <style:paragraph-properties fo:margin-top="0cm" fo:margin-bottom="0cm" fo:text-align="justify" style:justify-single-word="false"/>
    </style:style>
    <style:style style:name="P30" style:family="paragraph" style:parent-style-name="Text_20_body" style:list-style-name="L2">
      <style:paragraph-properties fo:margin-top="0cm" fo:margin-bottom="0cm" fo:text-align="justify" style:justify-single-word="false"/>
    </style:style>
    <style:style style:name="P31" style:family="paragraph" style:parent-style-name="Text_20_body" style:list-style-name="L2">
      <style:paragraph-properties fo:margin-top="0cm" fo:margin-bottom="0cm" fo:text-align="justify" style:justify-single-word="false"/>
    </style:style>
    <style:style style:name="P32" style:family="paragraph" style:parent-style-name="Text_20_body" style:list-style-name="L6">
      <style:paragraph-properties fo:margin-top="0cm" fo:margin-bottom="0cm" fo:text-align="justify" style:justify-single-word="false"/>
    </style:style>
    <style:style style:name="P33" style:family="paragraph" style:parent-style-name="Text_20_body" style:list-style-name="L6">
      <style:paragraph-properties fo:margin-top="0cm" fo:margin-bottom="0cm" fo:text-align="justify" style:justify-single-word="false"/>
    </style:style>
    <style:style style:name="P34" style:family="paragraph" style:parent-style-name="Text_20_body" style:list-style-name="L6">
      <style:paragraph-properties fo:margin-top="0cm" fo:margin-bottom="0cm" fo:text-align="justify" style:justify-single-word="false"/>
    </style:style>
    <style:style style:name="P35" style:family="paragraph" style:parent-style-name="Text_20_body" style:list-style-name="L6">
      <style:paragraph-properties fo:margin-top="0cm" fo:margin-bottom="0cm" fo:text-align="justify" style:justify-single-word="false"/>
    </style:style>
    <style:style style:name="P36" style:family="paragraph" style:parent-style-name="Text_20_body" style:list-style-name="L6">
      <style:paragraph-properties fo:margin-top="0cm" fo:margin-bottom="0cm" fo:text-align="justify" style:justify-single-word="false"/>
    </style:style>
    <style:style style:name="P37" style:family="paragraph" style:parent-style-name="Text_20_body" style:list-style-name="L7">
      <style:paragraph-properties fo:margin-top="0cm" fo:margin-bottom="0cm" fo:text-align="justify" style:justify-single-word="false"/>
    </style:style>
    <style:style style:name="P38" style:family="paragraph" style:parent-style-name="Text_20_body" style:list-style-name="L8">
      <style:paragraph-properties fo:margin-top="0cm" fo:margin-bottom="0cm" fo:text-align="justify" style:justify-single-word="false"/>
    </style:style>
    <style:style style:name="P39" style:family="paragraph" style:parent-style-name="Text_20_body" style:list-style-name="L8">
      <style:paragraph-properties fo:margin-top="0cm" fo:margin-bottom="0cm" fo:text-align="justify" style:justify-single-word="false"/>
    </style:style>
    <style:style style:name="P40" style:family="paragraph" style:parent-style-name="Text_20_body" style:list-style-name="L8">
      <style:paragraph-properties fo:margin-top="0cm" fo:margin-bottom="0cm" fo:text-align="justify" style:justify-single-word="false"/>
    </style:style>
    <style:style style:name="P41" style:family="paragraph" style:parent-style-name="Text_20_body" style:list-style-name="L8">
      <style:paragraph-properties fo:margin-top="0cm" fo:margin-bottom="0cm" fo:text-align="justify" style:justify-single-word="false"/>
    </style:style>
    <style:style style:name="P42" style:family="paragraph" style:parent-style-name="Text_20_body">
      <style:paragraph-properties fo:margin-top="0cm" fo:margin-bottom="0cm" fo:text-align="justify" style:justify-single-word="false"/>
      <style:text-properties fo:font-size="12pt" fo:font-weight="normal" style:font-size-asian="10.5pt" style:font-weight-asian="normal" style:font-size-complex="12pt" style:font-weight-complex="normal"/>
    </style:style>
    <style:style style:name="P43" style:family="paragraph" style:parent-style-name="Text_20_body">
      <style:paragraph-properties fo:margin-top="0cm" fo:margin-bottom="0cm" fo:background-color="#e6e6e6" fo:padding="0.049cm" fo:border="0.002cm solid #000000" style:shadow="#808080 0.18cm 0.18cm">
        <style:background-image/>
      </style:paragraph-properties>
    </style:style>
    <style:style style:name="P44" style:family="paragraph" style:parent-style-name="Text_20_body">
      <style:paragraph-properties fo:margin-top="0cm" fo:margin-bottom="0cm" fo:background-color="#e6e6e6" fo:padding="0.049cm" fo:border="0.002cm solid #000000" style:shadow="#808080 0.18cm 0.18cm">
        <style:background-image/>
      </style:paragraph-properties>
      <style:text-properties style:font-name="FreeMono"/>
    </style:style>
    <style:style style:name="P45" style:family="paragraph" style:parent-style-name="Text_20_body">
      <style:paragraph-properties fo:margin-top="0cm" fo:margin-bottom="0cm" fo:text-align="justify" style:justify-single-word="false" fo:background-color="#e6e6e6" fo:padding="0.049cm" fo:border="0.002cm solid #000000" style:shadow="#808080 0.18cm 0.18cm">
        <style:background-image/>
      </style:paragraph-properties>
      <style:text-properties style:font-name="FreeMono"/>
    </style:style>
    <style:style style:name="P46" style:family="paragraph" style:parent-style-name="Text_20_body">
      <style:paragraph-properties fo:margin-top="0cm" fo:margin-bottom="0cm" fo:background-color="#e6e6e6" fo:padding="0.049cm" fo:border="0.002cm solid #000000" style:shadow="#808080 0.18cm 0.18cm">
        <style:background-image/>
      </style:paragraph-properties>
      <style:text-properties style:use-window-font-color="true" style:font-name="FreeMono"/>
    </style:style>
    <style:style style:name="P47" style:family="paragraph" style:parent-style-name="Text_20_body">
      <style:paragraph-properties fo:margin-top="0cm" fo:margin-bottom="0cm" fo:background-color="#e6e6e6" fo:padding="0.049cm" fo:border="0.002cm solid #000000" style:shadow="#808080 0.18cm 0.18cm">
        <style:background-image/>
      </style:paragraph-properties>
      <style:text-properties style:use-window-font-color="true" style:font-name="FreeMono" fo:font-size="12pt" style:font-size-asian="12pt" style:font-size-complex="12pt"/>
    </style:style>
    <style:style style:name="P48" style:family="paragraph" style:parent-style-name="Text_20_body">
      <style:paragraph-properties fo:margin-top="0cm" fo:margin-bottom="0cm" fo:text-align="justify" style:justify-single-word="false" fo:background-color="#e6e6e6" fo:padding="0.049cm" fo:border="0.002cm solid #000000" style:shadow="#808080 0.18cm 0.18cm">
        <style:background-image/>
      </style:paragraph-properties>
    </style:style>
    <style:style style:name="P49" style:family="paragraph" style:parent-style-name="Text_20_body">
      <style:paragraph-properties fo:margin-top="0cm" fo:margin-bottom="0cm" fo:background-color="transparent" fo:padding="0cm" fo:border="none" style:shadow="none">
        <style:background-image/>
      </style:paragraph-properties>
    </style:style>
    <style:style style:name="P50" style:family="paragraph" style:parent-style-name="Text_20_body">
      <style:paragraph-properties fo:margin-top="0cm" fo:margin-bottom="0cm" fo:background-color="transparent" fo:padding="0cm" fo:border="none" style:shadow="none">
        <style:background-image/>
      </style:paragraph-properties>
      <style:text-properties fo:font-size="12pt" fo:font-weight="normal" style:font-size-asian="10.5pt" style:font-weight-asian="normal" style:font-size-complex="12pt" style:font-weight-complex="normal"/>
    </style:style>
    <style:style style:name="P51" style:family="paragraph" style:parent-style-name="Text_20_body">
      <style:paragraph-properties fo:margin-top="0cm" fo:margin-bottom="0cm" fo:text-align="justify" style:justify-single-word="false" fo:background-color="transparent" fo:padding="0cm" fo:border="none" style:shadow="none">
        <style:background-image/>
      </style:paragraph-properties>
      <style:text-properties fo:font-size="12pt" fo:font-weight="normal" style:font-size-asian="10.5pt" style:font-weight-asian="normal" style:font-size-complex="12pt" style:font-weight-complex="normal"/>
    </style:style>
    <style:style style:name="P52" style:family="paragraph" style:parent-style-name="Text_20_body">
      <style:paragraph-properties fo:margin-top="0cm" fo:margin-bottom="0cm" fo:text-align="justify" style:justify-single-word="false" fo:background-color="transparent" fo:padding="0cm" fo:border="none" style:shadow="none">
        <style:background-image/>
      </style:paragraph-properties>
      <style:text-properties style:font-name="FreeMono"/>
    </style:style>
    <style:style style:name="P53" style:family="paragraph" style:parent-style-name="Text_20_body">
      <style:paragraph-properties fo:margin-top="0cm" fo:margin-bottom="0cm" fo:text-align="justify" style:justify-single-word="false" fo:background-color="transparent" fo:padding="0cm" fo:border="none" style:shadow="none">
        <style:background-image/>
      </style:paragraph-properties>
    </style:style>
    <style:style style:name="P54" style:family="paragraph" style:parent-style-name="Text_20_body">
      <style:paragraph-properties fo:margin-top="0cm" fo:margin-bottom="0cm" fo:background-color="transparent" style:shadow="none">
        <style:background-image/>
      </style:paragraph-properties>
    </style:style>
    <style:style style:name="P55" style:family="paragraph" style:parent-style-name="Text_20_body" style:master-page-name="">
      <style:paragraph-properties fo:margin-top="0cm" fo:margin-bottom="0cm" style:page-number="auto" fo:background-color="transparent" style:shadow="none">
        <style:background-image/>
      </style:paragraph-properties>
    </style:style>
    <style:style style:name="P56" style:family="paragraph" style:parent-style-name="Text_20_body" style:master-page-name="">
      <style:paragraph-properties fo:margin-top="0cm" fo:margin-bottom="0cm" style:page-number="auto"/>
    </style:style>
    <style:style style:name="P57" style:family="paragraph" style:parent-style-name="Text_20_body">
      <style:paragraph-properties fo:margin-top="0cm" fo:margin-bottom="0cm" fo:text-align="justify" style:justify-single-word="false" fo:break-before="page"/>
    </style:style>
    <style:style style:name="P58" style:family="paragraph" style:parent-style-name="Text_20_body" style:list-style-name="L8">
      <style:paragraph-properties fo:margin-top="0cm" fo:margin-bottom="0cm" fo:text-align="justify" style:justify-single-word="false" fo:break-before="page"/>
    </style:style>
    <style:style style:name="P59" style:family="paragraph" style:parent-style-name="Heading_20_2">
      <style:paragraph-properties fo:break-before="page"/>
    </style:style>
    <style:style style:name="P60" style:family="paragraph" style:parent-style-name="Contents_20_3">
      <style:paragraph-properties>
        <style:tab-stops>
          <style:tab-stop style:position="16cm" style:type="right" style:leader-style="dotted" style:leader-text="."/>
        </style:tab-stops>
      </style:paragraph-properties>
    </style:style>
    <style:style style:name="P61" style:family="paragraph" style:parent-style-name="Contents_20_2">
      <style:paragraph-properties>
        <style:tab-stops>
          <style:tab-stop style:position="16.499cm" style:type="right" style:leader-style="dotted" style:leader-text="."/>
        </style:tab-stops>
      </style:paragraph-properties>
    </style:style>
    <style:style style:name="P62" style:family="paragraph" style:parent-style-name="Contents_20_Heading">
      <style:paragraph-properties fo:break-before="page"/>
    </style:style>
    <style:style style:name="P63" style:family="paragraph" style:parent-style-name="Contents_20_1">
      <style:paragraph-properties>
        <style:tab-stops>
          <style:tab-stop style:position="16.999cm" style:type="right" style:leader-style="dotted" style:leader-text="."/>
        </style:tab-stops>
      </style:paragraph-properties>
    </style:style>
    <style:style style:name="T1" style:family="text">
      <style:text-properties fo:color="#000000" style:font-name="Century Schoolbook L" fo:font-size="10pt" fo:language="fr" fo:country="FR" fo:font-style="normal" style:text-underline-style="none" fo:font-weight="normal" style:font-style-asian="normal" style:font-weight-asian="normal" style:font-style-complex="normal" style:font-weight-complex="normal"/>
    </style:style>
    <style:style style:name="T2" style:family="text">
      <style:text-properties fo:color="#000000" style:font-name="Century Schoolbook L" fo:font-size="10pt" fo:language="fr" fo:country="FR" fo:font-style="italic" style:text-underline-style="solid" style:text-underline-width="auto" style:text-underline-color="font-color" fo:font-weight="bold" style:font-style-asian="italic" style:font-weight-asian="bold" style:font-style-complex="italic" style:font-weight-complex="bold"/>
    </style:style>
    <style:style style:name="T3" style:family="text">
      <style:text-properties style:text-underline-style="none"/>
    </style:style>
    <style:style style:name="T4" style:family="text">
      <style:text-properties fo:font-size="12pt" fo:font-weight="normal" style:font-size-asian="10.5pt" style:font-weight-asian="normal" style:font-size-complex="12pt" style:font-weight-complex="normal"/>
    </style:style>
    <style:style style:name="T5" style:family="text">
      <style:text-properties fo:font-size="12pt" style:text-underline-style="solid" style:text-underline-width="auto" style:text-underline-color="font-color" fo:font-weight="bold" style:font-size-asian="10.5pt" style:font-weight-asian="bold" style:font-size-complex="12pt" style:font-weight-complex="bold"/>
    </style:style>
    <style:style style:name="T6" style:family="text">
      <style:text-properties fo:font-size="12pt" style:font-size-asian="12pt" style:font-size-complex="12pt"/>
    </style:style>
    <style:style style:name="T7" style:family="text">
      <style:text-properties fo:font-size="12pt" fo:font-style="normal" fo:font-weight="normal" style:font-size-asian="10.5pt" style:font-style-asian="normal" style:font-weight-asian="normal" style:font-size-complex="12pt" style:font-style-complex="normal" style:font-weight-complex="normal"/>
    </style:style>
    <style:style style:name="T8" style:family="text">
      <style:text-properties fo:font-style="italic" fo:font-weight="bold" style:font-style-asian="italic" style:font-weight-asian="bold" style:font-style-complex="italic" style:font-weight-complex="bold"/>
    </style:style>
    <style:style style:name="T9" style:family="text">
      <style:text-properties style:font-name="FreeMono"/>
    </style:style>
    <style:style style:name="T10" style:family="text">
      <style:text-properties style:font-name="FreeMono" fo:font-size="12pt" fo:font-style="normal" fo:font-weight="normal" style:font-size-asian="10.5pt" style:font-style-asian="normal" style:font-weight-asian="normal" style:font-size-complex="12pt" style:font-style-complex="normal" style:font-weight-complex="normal"/>
    </style:style>
    <style:style style:name="T11" style:family="text">
      <style:text-properties style:use-window-font-color="true"/>
    </style:style>
    <style:style style:name="T12" style:family="text">
      <style:text-properties style:use-window-font-color="true" style:font-name="FreeMono" fo:font-size="12pt" style:text-underline-style="none" style:font-size-asian="12pt" style:font-size-complex="12pt"/>
    </style:style>
    <style:style style:name="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988cm" text:min-label-width="0.635cm"/>
        <style:text-properties style:font-name="StarSymbol1"/>
      </text:list-level-style-bullet>
      <text:list-level-style-bullet text:level="3" text:style-name="Bullet_20_Symbols" style:num-suffix="." text:bullet-char="•">
        <style:list-level-properties text:space-before="3.341cm" text:min-label-width="0.635cm"/>
        <style:text-properties style:font-name="StarSymbol1"/>
      </text:list-level-style-bullet>
      <text:list-level-style-bullet text:level="4" text:style-name="Bullet_20_Symbols" style:num-suffix="." text:bullet-char="•">
        <style:list-level-properties text:space-before="4.694cm" text:min-label-width="0.635cm"/>
        <style:text-properties style:font-name="StarSymbol1"/>
      </text:list-level-style-bullet>
      <text:list-level-style-bullet text:level="5" text:style-name="Bullet_20_Symbols" style:num-suffix="." text:bullet-char="•">
        <style:list-level-properties text:space-before="6.047cm" text:min-label-width="0.635cm"/>
        <style:text-properties style:font-name="StarSymbol1"/>
      </text:list-level-style-bullet>
      <text:list-level-style-bullet text:level="6" text:style-name="Bullet_20_Symbols" style:num-suffix="." text:bullet-char="•">
        <style:list-level-properties text:space-before="7.4cm" text:min-label-width="0.635cm"/>
        <style:text-properties style:font-name="StarSymbol1"/>
      </text:list-level-style-bullet>
      <text:list-level-style-bullet text:level="7" text:style-name="Bullet_20_Symbols" style:num-suffix="." text:bullet-char="•">
        <style:list-level-properties text:space-before="8.752cm" text:min-label-width="0.635cm"/>
        <style:text-properties style:font-name="StarSymbol1"/>
      </text:list-level-style-bullet>
      <text:list-level-style-bullet text:level="8" text:style-name="Bullet_20_Symbols" style:num-suffix="." text:bullet-char="•">
        <style:list-level-properties text:space-before="10.105cm" text:min-label-width="0.635cm"/>
        <style:text-properties style:font-name="StarSymbol1"/>
      </text:list-level-style-bullet>
      <text:list-level-style-bullet text:level="9" text:style-name="Bullet_20_Symbols" style:num-suffix="." text:bullet-char="•">
        <style:list-level-properties text:space-before="11.458cm" text:min-label-width="0.635cm"/>
        <style:text-properties style:font-name="StarSymbol1"/>
      </text:list-level-style-bullet>
      <text:list-level-style-bullet text:level="10" text:style-name="Bullet_20_Symbols" style:num-suffix="." text:bullet-char="•">
        <style:list-level-properties text:space-before="12.811cm" text:min-label-width="0.635cm"/>
        <style:text-properties style:font-name="StarSymbol1"/>
      </text:list-level-style-bullet>
    </text:list-style>
    <text:list-style style:name="L5">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6">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988cm" text:min-label-width="0.635cm"/>
        <style:text-properties style:font-name="StarSymbol1"/>
      </text:list-level-style-bullet>
      <text:list-level-style-bullet text:level="3" text:style-name="Bullet_20_Symbols" style:num-suffix="." text:bullet-char="•">
        <style:list-level-properties text:space-before="3.341cm" text:min-label-width="0.635cm"/>
        <style:text-properties style:font-name="StarSymbol1"/>
      </text:list-level-style-bullet>
      <text:list-level-style-bullet text:level="4" text:style-name="Bullet_20_Symbols" style:num-suffix="." text:bullet-char="•">
        <style:list-level-properties text:space-before="4.694cm" text:min-label-width="0.635cm"/>
        <style:text-properties style:font-name="StarSymbol1"/>
      </text:list-level-style-bullet>
      <text:list-level-style-bullet text:level="5" text:style-name="Bullet_20_Symbols" style:num-suffix="." text:bullet-char="•">
        <style:list-level-properties text:space-before="6.047cm" text:min-label-width="0.635cm"/>
        <style:text-properties style:font-name="StarSymbol1"/>
      </text:list-level-style-bullet>
      <text:list-level-style-bullet text:level="6" text:style-name="Bullet_20_Symbols" style:num-suffix="." text:bullet-char="•">
        <style:list-level-properties text:space-before="7.4cm" text:min-label-width="0.635cm"/>
        <style:text-properties style:font-name="StarSymbol1"/>
      </text:list-level-style-bullet>
      <text:list-level-style-bullet text:level="7" text:style-name="Bullet_20_Symbols" style:num-suffix="." text:bullet-char="•">
        <style:list-level-properties text:space-before="8.752cm" text:min-label-width="0.635cm"/>
        <style:text-properties style:font-name="StarSymbol1"/>
      </text:list-level-style-bullet>
      <text:list-level-style-bullet text:level="8" text:style-name="Bullet_20_Symbols" style:num-suffix="." text:bullet-char="•">
        <style:list-level-properties text:space-before="10.105cm" text:min-label-width="0.635cm"/>
        <style:text-properties style:font-name="StarSymbol1"/>
      </text:list-level-style-bullet>
      <text:list-level-style-bullet text:level="9" text:style-name="Bullet_20_Symbols" style:num-suffix="." text:bullet-char="•">
        <style:list-level-properties text:space-before="11.458cm" text:min-label-width="0.635cm"/>
        <style:text-properties style:font-name="StarSymbol1"/>
      </text:list-level-style-bullet>
      <text:list-level-style-bullet text:level="10" text:style-name="Bullet_20_Symbols" style:num-suffix="." text:bullet-char="•">
        <style:list-level-properties text:space-before="12.811cm" text:min-label-width="0.635cm"/>
        <style:text-properties style:font-name="StarSymbol1"/>
      </text:list-level-style-bullet>
    </text:list-style>
    <text:list-style style:name="L8">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text:p text:style-name="P11"><draw:frame draw:style-name="fr1" draw:name="Image1" text:anchor-type="as-char" svg:width="5.239cm" svg:height="0.9cm" draw:z-index="0"><draw:image xlink:href="Pictures/10000200000000C6000000224AEE0685.gif" xlink:type="simple" xlink:show="embed" xlink:actuate="onLoad"/></draw:frame></text:p>
      <text:p text:style-name="P11">Département Informatique et Mathématiques Appliquées</text:p>
      <text:p text:style-name="P11"/>
      <text:p text:style-name="P12">Projet Long 2008</text:p>
      <text:p text:style-name="P13">__________</text:p>
      <text:p text:style-name="P13"/>
      <text:p text:style-name="P16">Administration autonome de serveurs sur la grille avec une machine virtuelle</text:p>
      <text:p text:style-name="P13"/>
      <text:p text:style-name="P13">Tutoriel d'installation de NFS</text:p>
      <text:p text:style-name="P14"/>
      <text:p text:style-name="P14"/>
      <text:p text:style-name="P4"><text:a xlink:type="simple" xlink:href="mailto:jlouisy@etu.enseeiht.fr"><text:span text:style-name="T2">Responsable</text:span></text:a><text:a xlink:type="simple" xlink:href="mailto:jlouisy@etu.enseeiht.fr"><text:span text:style-name="T1"> : Daniel Hagimont - Professeur INPT/ENSEEIHT - Daniel.Hagimont@enseeiht.fr</text:span></text:a></text:p>
      <text:p text:style-name="P5"><text:a xlink:type="simple" xlink:href="mailto:jlouisy@etu.enseeiht.fr"><text:span text:style-name="T1"/></text:a></text:p>
      <text:p text:style-name="P5"><text:a xlink:type="simple" xlink:href="mailto:jlouisy@etu.enseeiht.fr"><text:span text:style-name="T2">Co-encadrant </text:span></text:a><text:a xlink:type="simple" xlink:href="mailto:jlouisy@etu.enseeiht.fr"><text:span text:style-name="T1">: Laurent Broto – Etudiant en thèse à l'UPS - Laurent.Broto@irit.fr</text:span></text:a></text:p>
      <text:p text:style-name="P3"/>
      <text:p text:style-name="P5"><text:a xlink:type="simple" xlink:href="mailto:jlouisy@etu.enseeiht.fr"><text:span text:style-name="T2">Superviseur industriel </text:span></text:a><text:a xlink:type="simple" xlink:href="mailto:jlouisy@etu.enseeiht.fr"><text:span text:style-name="T1">: Emmanuel Murzeau - emmanuel.murzeau@airbus.com</text:span></text:a></text:p>
      <text:p text:style-name="P5"><text:a xlink:type="simple" xlink:href="mailto:jlouisy@etu.enseeiht.fr"><text:span text:style-name="T1"/></text:a></text:p>
      <text:p text:style-name="P5"><text:a xlink:type="simple" xlink:href="mailto:jlouisy@etu.enseeiht.fr"><text:span text:style-name="T2">Chef de projet </text:span></text:a><text:a xlink:type="simple" xlink:href="mailto:jlouisy@etu.enseeiht.fr"><text:span text:style-name="T1">: Ezequiel Geremia - ezequiel.geremia@etu.enseeiht.fr</text:span></text:a></text:p>
      <text:p text:style-name="P5"><text:a xlink:type="simple" xlink:href="mailto:jlouisy@etu.enseeiht.fr"><text:span text:style-name="T2"/></text:a></text:p>
      <text:p text:style-name="P2"><text:a xlink:type="simple" xlink:href="mailto:jlouisy@etu.enseeiht.fr"><text:span text:style-name="T2">Etudiants </text:span></text:a><text:a xlink:type="simple" xlink:href="mailto:jlouisy@etu.enseeiht.fr"><text:span text:style-name="T1">: </text:span></text:a></text:p>
      <text:list text:style-name="L1">
        <text:list-item>
          <text:p text:style-name="P21"><text:a xlink:type="simple" xlink:href="mailto:jlouisy@etu.enseeiht.fr"><text:span text:style-name="T1">Julien Louisy</text:span></text:a></text:p>
        </text:list-item>
        <text:list-item>
          <text:p text:style-name="P21"><text:a xlink:type="simple" xlink:href="mailto:jlouisy@etu.enseeiht.fr"><text:span text:style-name="T1">Julien Clariond</text:span></text:a></text:p>
        </text:list-item>
        <text:list-item>
          <text:p text:style-name="P21"><text:a xlink:type="simple" xlink:href="mailto:jlouisy@etu.enseeiht.fr"><text:span text:style-name="T1">Hery Randriamanamihaga</text:span></text:a></text:p>
        </text:list-item>
        <text:list-item>
          <text:p text:style-name="P21"><text:a xlink:type="simple" xlink:href="mailto:jlouisy@etu.enseeiht.fr"><text:span text:style-name="T1">Ezequiel Geremia</text:span></text:a></text:p>
        </text:list-item>
        <text:list-item>
          <text:p text:style-name="P21"><text:a xlink:type="simple" xlink:href="mailto:jlouisy@etu.enseeiht.fr"><text:span text:style-name="T1">Mathieu Giorgino </text:span></text:a></text:p>
        </text:list-item>
      </text:list>
      <text:table-of-content text:style-name="Sect1" text:protected="true" text:name="Table des matières1">
        <text:table-of-content-source text:outline-level="10" text:use-index-marks="false">
          <text:index-title-template text:style-name="Contents_20_Heading">Sommaire</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P62">Sommaire</text:p>
          </text:index-title>
          <text:p text:style-name="P63">1 Recompilation du noyau<text:tab/>3</text:p>
          <text:p text:style-name="P61">1.1 Configuration<text:tab/>3</text:p>
          <text:p text:style-name="P60">1.1.1 Réglages<text:tab/>3</text:p>
          <text:p text:style-name="P60">1.1.2 Astuces<text:tab/>5</text:p>
          <text:p text:style-name="P61">1.2 Compilation<text:tab/>6</text:p>
          <text:p text:style-name="P63">2 Configuration des dom0<text:tab/>6</text:p>
          <text:p text:style-name="P61">2.1 Installation des paquets<text:tab/>6</text:p>
          <text:p text:style-name="P60">2.1.1 Côté serveur<text:tab/>6</text:p>
          <text:p text:style-name="P60">2.1.2 Côté client<text:tab/>6</text:p>
          <text:p text:style-name="P61">2.2 Déploiement du système de fichier NFS<text:tab/>7</text:p>
          <text:p text:style-name="P60">2.2.1 Configuration du serveur<text:tab/>7</text:p>
          <text:p text:style-name="P60">2.2.2 Configuration des clients<text:tab/>8</text:p>
          <text:p text:style-name="P63">3 Configuration des domU<text:tab/>9</text:p>
        </text:index-body>
      </text:table-of-content>
      <text:p text:style-name="Standard"/>
      <text:h text:style-name="P17" text:outline-level="1">Recompilation du noyau</text:h>
      <text:h text:style-name="Heading_20_2" text:outline-level="2">Configuration</text:h>
      <text:h text:style-name="Heading_20_3" text:outline-level="3">Réglages</text:h>
      <text:p text:style-name="Text_20_body"/>
      <text:p text:style-name="P7"><text:tab/>Pour des raisons de disponibilité des sources, nous recompilerons la version 1.6.18.8 du noyau GNU/Linux fourni par Xen.</text:p>
      <text:p text:style-name="P7"/>
      <text:p text:style-name="P7"><text:tab/>Tout d'abord, récupérer les sources de Xen su<text:span text:style-name="T3">r :</text:span></text:p>
      <text:p text:style-name="P6"/>
      <text:p text:style-name="P43"><text:a xlink:type="simple" xlink:href="http://www.xen.org/download/index_3.1.html"><text:span text:style-name="T12">http://www.xen.org/download/index_3.1.html</text:span></text:a></text:p>
      <text:p text:style-name="P7"/>
      <text:p text:style-name="P7"><text:tab/>Dans le dossier téléchargé</text:p>
      <text:p text:style-name="P7"/>
      <text:p text:style-name="P47"># make linux-2.6-xen-config CONFIGMODE=menuconfig</text:p>
      <text:p text:style-name="P7"/>
      <text:p text:style-name="P7"><text:tab/>Toute la subtilité de cette phase de configuration réside en la difficulté de trouver où se cachent les différentes options à autoriser... (voir 1.1.2 pour quelques astuces).</text:p>
      <text:p text:style-name="P7"><text:tab/>Les drivers NIC doivent êtres compilés en interne (sinon on aura besoin d'un initrd pour charger le module).</text:p>
      <text:p text:style-name="P7"/>
      <text:p text:style-name="P47">[...]</text:p>
      <text:p text:style-name="P47"><text:bookmark text:name="line-192"/></text:p>
      <text:p text:style-name="P47"><text:bookmark text:name="line-193"/>CONFIG_NET_VENDOR_3COM=y</text:p>
      <text:p text:style-name="P47"><text:bookmark text:name="line-194"/>CONFIG_VORTEX=y</text:p>
      <text:p text:style-name="P47"><text:bookmark text:name="line-195"/></text:p>
      <text:p text:style-name="P47">[...]</text:p>
      <text:p text:style-name="P7"/>
      <text:p text:style-name="P7"><text:tab/>Il faut autoriser le Kernel Level IP Autoreconfiguration.</text:p>
      <text:p text:style-name="P7"/>
      <text:p text:style-name="P47">[...]</text:p>
      <text:p text:style-name="P47"><text:bookmark text:name="line-202"/></text:p>
      <text:p text:style-name="P47"><text:bookmark text:name="line-203"/>CONFIG_IP_PNP=y</text:p>
      <text:p text:style-name="P47"><text:bookmark text:name="line-204"/>CONFIG_IP_PNP_DHCP=y</text:p>
      <text:p text:style-name="P47"><text:bookmark text:name="line-205"/></text:p>
      <text:p text:style-name="P47">[...]</text:p>
      <text:p text:style-name="P8"><text:tab/></text:p>
      <text:p text:style-name="P19"><text:tab/>Il faut également autoriser le support NFS et le Root over NFS</text:p>
      <text:p text:style-name="P8"/>
      <text:p text:style-name="P47">[...]</text:p>
      <text:p text:style-name="P47"><text:bookmark text:name="line-211"/></text:p>
      <text:p text:style-name="P47"><text:bookmark text:name="line-212"/>CONFIG_NFS_FS=y</text:p>
      <text:p text:style-name="P47"><text:bookmark text:name="line-213"/>CONFIG_NFS_V3=y</text:p>
      <text:p text:style-name="P47"><text:bookmark text:name="line-214"/>CONFIG_NFS_V3_ACL=y</text:p>
      <text:p text:style-name="P47"><text:bookmark text:name="line-215"/># CONFIG_NFS_V4 is not set</text:p>
      <text:p text:style-name="P47"><text:bookmark text:name="line-216"/>CONFIG_NFS_DIRECTIO=y</text:p>
      <text:p text:style-name="P47"><text:bookmark text:name="line-217"/>CONFIG_NFSD=y</text:p>
      <text:p text:style-name="P47"><text:bookmark text:name="line-218"/>CONFIG_NFSD_V2_ACL=y</text:p>
      <text:p text:style-name="P47"><text:bookmark text:name="line-219"/>CONFIG_NFSD_V3=y</text:p>
      <text:p text:style-name="P47"><text:bookmark text:name="line-220"/>CONFIG_NFSD_V3_ACL=y</text:p>
      <text:p text:style-name="P47"><text:bookmark text:name="line-221"/># CONFIG_NFSD_V4 is not set</text:p>
      <text:p text:style-name="P47"><text:bookmark text:name="line-222"/>CONFIG_NFSD_TCP=y</text:p>
      <text:p text:style-name="P47"><text:bookmark text:name="line-223"/>CONFIG_ROOT_NFS=y</text:p>
      <text:p text:style-name="P47"><text:bookmark text:name="line-224"/>CONFIG_NFS_ACL_SUPPORT=y</text:p>
      <text:p text:style-name="P47"><text:bookmark text:name="line-225"/>CONFIG_NFS_COMMON=y</text:p>
      <text:p text:style-name="P47"><text:bookmark text:name="line-226"/></text:p>
      <text:p text:style-name="P47">[...]</text:p>
      <text:p text:style-name="P8"/>
      <text:p text:style-name="P8"><text:tab/>Eventuellement, si le noyau risque d'être utilisé pour le dom0, vérifier les options Xen suivantes :</text:p>
      <text:p text:style-name="P8"/>
      <text:p text:style-name="P47">[...]</text:p>
      <text:p text:style-name="P47"><text:bookmark text:name="line-234"/></text:p>
      <text:p text:style-name="P47"><text:bookmark text:name="line-235"/>CONFIG_X86_XEN=y</text:p>
      <text:p text:style-name="P47"><text:bookmark text:name="line-236"/># CONFIG_PCI_GOXEN_FE is not set</text:p>
      <text:p text:style-name="P47"><text:bookmark text:name="line-237"/>CONFIG_XEN_PCIDEV_FRONTEND=y</text:p>
      <text:p text:style-name="P47"><text:bookmark text:name="line-238"/># CONFIG_XEN_PCIDEV_FE_DEBUG is not set</text:p>
      <text:p text:style-name="P47"><text:bookmark text:name="line-239"/># CONFIG_NETXEN_NIC is not set</text:p>
      <text:p text:style-name="P47"><text:bookmark text:name="line-240"/>CONFIG_XEN=y</text:p>
      <text:p text:style-name="P47"><text:bookmark text:name="line-241"/>CONFIG_XEN_INTERFACE_VERSION=0x00030205</text:p>
      <text:p text:style-name="P47"><text:bookmark text:name="line-242"/># XEN</text:p>
      <text:p text:style-name="P47"><text:bookmark text:name="line-243"/>CONFIG_XEN_PRIVILEGED_GUEST=y</text:p>
      <text:p text:style-name="P47"><text:bookmark text:name="line-244"/># CONFIG_XEN_UNPRIVILEGED_GUEST is not set</text:p>
      <text:p text:style-name="P47"><text:bookmark text:name="line-245"/>CONFIG_XEN_PRIVCMD=y</text:p>
      <text:p text:style-name="P47"><text:bookmark text:name="line-246"/>CONFIG_XEN_XENBUS_DEV=y</text:p>
      <text:p text:style-name="P47"><text:bookmark text:name="line-247"/>CONFIG_XEN_BACKEND=y</text:p>
      <text:p text:style-name="P47"><text:bookmark text:name="line-248"/>CONFIG_XEN_BLKDEV_BACKEND=y</text:p>
      <text:p text:style-name="P47"><text:bookmark text:name="line-249"/>CONFIG_XEN_BLKDEV_TAP=y</text:p>
      <text:p text:style-name="P47"><text:bookmark text:name="line-250"/>CONFIG_XEN_NETDEV_BACKEND=y</text:p>
      <text:p text:style-name="P47"><text:bookmark text:name="line-251"/># CONFIG_XEN_NETDEV_PIPELINED_TRANSMITTER is not set</text:p>
      <text:p text:style-name="P47"><text:bookmark text:name="line-252"/>CONFIG_XEN_NETDEV_LOOPBACK=m</text:p>
      <text:p text:style-name="P47"><text:bookmark text:name="line-253"/>CONFIG_XEN_PCIDEV_BACKEND=y</text:p>
      <text:p text:style-name="P47"><text:bookmark text:name="line-254"/>CONFIG_XEN_PCIDEV_BACKEND_VPCI=y</text:p>
      <text:p text:style-name="P47"><text:bookmark text:name="line-255"/># CONFIG_XEN_PCIDEV_BACKEND_PASS is not set</text:p>
      <text:p text:style-name="P47"><text:bookmark text:name="line-256"/># CONFIG_XEN_PCIDEV_BACKEND_SLOT is not set</text:p>
      <text:p text:style-name="P47"><text:bookmark text:name="line-257"/># CONFIG_XEN_PCIDEV_BE_DEBUG is not set</text:p>
      <text:p text:style-name="P47"><text:bookmark text:name="line-258"/><text:soft-page-break/>CONFIG_XEN_TPMDEV_BACKEND=m</text:p>
      <text:p text:style-name="P47"><text:bookmark text:name="line-259"/>CONFIG_XEN_BLKDEV_FRONTEND=m</text:p>
      <text:p text:style-name="P47"><text:bookmark text:name="line-260"/>CONFIG_XEN_NETDEV_FRONTEND=m</text:p>
      <text:p text:style-name="P47"><text:bookmark text:name="line-261"/>CONFIG_XEN_SCRUB_PAGES=y</text:p>
      <text:p text:style-name="P47"><text:bookmark text:name="line-262"/>CONFIG_XEN_DISABLE_SERIAL=y</text:p>
      <text:p text:style-name="P47"><text:bookmark text:name="line-263"/>CONFIG_XEN_SYSFS=m</text:p>
      <text:p text:style-name="P47"><text:bookmark text:name="line-264"/>CONFIG_XEN_COMPAT_030002_AND_LATER=y</text:p>
      <text:p text:style-name="P47"><text:bookmark text:name="line-265"/># CONFIG_XEN_COMPAT_030004_AND_LATER is not set</text:p>
      <text:p text:style-name="P47"><text:bookmark text:name="line-266"/># CONFIG_XEN_COMPAT_LATEST_ONLY is not set</text:p>
      <text:p text:style-name="P47"><text:bookmark text:name="line-267"/>CONFIG_XEN_COMPAT=0x030002</text:p>
      <text:p text:style-name="P47"><text:bookmark text:name="line-268"/></text:p>
      <text:p text:style-name="P47">[...]</text:p>
      <text:p text:style-name="P8"/>
      <text:h text:style-name="Heading_20_3" text:outline-level="3">Astuces</text:h>
      <text:p text:style-name="Text_20_body"/>
      <text:p text:style-name="P55"><text:tab/>La commande</text:p>
      <text:p text:style-name="P46"><text:span text:style-name="T6"># make linux-2.6-xen-config CONFIGMODE=menuconfig</text:span></text:p>
      <text:p text:style-name="P9">ouvre un outil graphique de configuration. Voici comment procéder pour mettre en place les options du 1.1.1.</text:p>
      <text:p text:style-name="P9"/>
      <text:p text:style-name="P9"><text:tab/>Pour les options IP :</text:p>
      <text:p text:style-name="P9"/>
      <text:p text:style-name="P46">Networking</text:p>
      <text:p text:style-name="P46"><text:tab/>Networking Options</text:p>
      <text:p text:style-name="P46"><text:tab/><text:tab/>[*] IP: kernel level autoconfiguration</text:p>
      <text:p text:style-name="P46"><text:tab/><text:tab/>[*]<text:tab/>IP: DHCP support </text:p>
      <text:p text:style-name="P10"/>
      <text:p text:style-name="P10"><text:tab/>Pour les options NFS :</text:p>
      <text:p text:style-name="P10"/>
      <text:p text:style-name="P46">File System</text:p>
      <text:p text:style-name="P46"><text:tab/>Network File System</text:p>
      <text:p text:style-name="P46"><text:tab/><text:tab/>&lt;*&gt; NFS file system support</text:p>
      <text:p text:style-name="P46"><text:tab/><text:tab/>[*] Root file system on NFS</text:p>
      <text:p text:style-name="P10"/>
      <text:h text:style-name="Heading_20_2" text:outline-level="2">Compilation</text:h>
      <text:p text:style-name="P15"/>
      <text:p text:style-name="P46"># make linux-2.6-xen-build</text:p>
      <text:p text:style-name="P43"># make linux-2.6-xen-install</text:p>
      <text:h text:style-name="Heading_20_1" text:outline-level="1"><text:soft-page-break/>Configuration des dom0</text:h>
      <text:h text:style-name="Heading_20_2" text:outline-level="2">Installation des paquets</text:h>
      <text:h text:style-name="Heading_20_3" text:outline-level="3">Côté serveur</text:h>
      <text:p text:style-name="Text_20_body"/>
      <text:p text:style-name="P56"><text:tab/>La mise en place d'un serveur NFS nécessite les paquets suivants :</text:p>
      <text:p text:style-name="P20"/>
      <text:p text:style-name="P46">nfs-common</text:p>
      <text:p text:style-name="P46">nfs-kernel-server</text:p>
      <text:p text:style-name="P20"/>
      <text:p text:style-name="P20"><text:tab/>Installer ces paquets via le gestionnaire de paquets Synaptics ou en ligne de commande avec la commande suivante, executée en tant que super utilisateur :</text:p>
      <text:p text:style-name="P20"/>
      <text:p text:style-name="P46"># apt-get install nfs-common nfs-kernel-server</text:p>
      <text:p text:style-name="P20"/>
      <text:h text:style-name="Heading_20_3" text:outline-level="3">Côté client</text:h>
      <text:p text:style-name="Text_20_body"/>
      <text:p text:style-name="P20"><text:tab/>La mise en place d'un client NFS nécessite le paquet suivant :</text:p>
      <text:p text:style-name="P20"/>
      <text:p text:style-name="P44">nfs-common</text:p>
      <text:p text:style-name="P20"/>
      <text:p text:style-name="P20"><text:tab/>Installer ces paquets via le gestionnaire de paquets Synaptics ou en ligne de commande avec la commande suivante, executée en tant que super utilisateur :</text:p>
      <text:p text:style-name="P20"/>
      <text:p text:style-name="P43"><text:span text:style-name="T9"># apt-get install nfs-common</text:span></text:p>
      <text:h text:style-name="P59" text:outline-level="2">Déploiement du système de fichier NFS</text:h>
      <text:h text:style-name="Heading_20_3" text:outline-level="3">Configuration du serveur</text:h>
      <text:p text:style-name="Text_20_body"/>
      <text:p text:style-name="P7"><text:tab/>Editer le fichier <text:span text:style-name="T9">/etc/exports </text:span>du serveur pour y spécifier l'arborescence à exporter. Chaque répertoire exporté a une entrée dans ce fichier dont la syntaxe est la suivante:</text:p>
      <text:p text:style-name="P7"/>
      <text:p text:style-name="P45">&lt;partage&gt;<text:tab/>&lt;client1&gt;(&lt;options&gt;) [&lt;client2&gt;(&lt;options&gt;) ...]</text:p>
      <text:p text:style-name="P7"/>
      <text:p text:style-name="P7">où :</text:p>
      <text:p text:style-name="P7"><text:span text:style-name="T9">&lt;partage&gt;</text:span> indique le chemin de la racine de l'arborescence à exporter</text:p>
      <text:p text:style-name="P7"/>
      <text:p text:style-name="P7"><text:span text:style-name="T9">&lt;clientX&gt; </text:span>indique un client qui peut accéder à ce partage. Un client peut être désigné par :</text:p>
      <text:list text:style-name="L2">
        <text:list-item>
          <text:list>
            <text:list-item>
              <text:p text:style-name="P28">une adresse IP</text:p>
            </text:list-item>
            <text:list-item>
              <text:p text:style-name="P28">une plage d'adresse IP avec le masque de sous réseau</text:p>
            </text:list-item>
            <text:list-item>
              <text:p text:style-name="P28">un nom de domaine avec un joker qui indique les machines d'un domaine ou d'un sous domaine</text:p>
            </text:list-item>
            <text:list-item>
              <text:p text:style-name="P28">un nom de hôte, à la condition que ce nom soit connu à travers le fichier <text:span text:style-name="T9">hosts</text:span> ou via un serveur DNS</text:p>
            </text:list-item>
          </text:list>
        </text:list-item>
      </text:list>
      <text:p text:style-name="P7"/>
      <text:p text:style-name="P7"><text:span text:style-name="Source_20_Text">&lt;options&gt;</text:span> : indique les options de partage; entre autres: .</text:p>
      <text:list text:style-name="L6">
        <text:list-item>
          <text:p text:style-name="P27"><text:span text:style-name="Strong_20_Emphasis"><text:span text:style-name="T9">rw</text:span></text:span> : permet la lecture et l'écriture sur un partage pour l'hôte défini (par défaut, les partages sont en mode <text:span text:style-name="Source_20_Text">ro</text:span>; c'est-à-dire en lecture seule).</text:p>
        </text:list-item>
        <text:list-item>
          <text:p text:style-name="P27"><text:span text:style-name="Strong_20_Emphasis"><text:span text:style-name="T9">async</text:span></text:span> : permet au serveur NFS de violer le protocole NFS et de répondre aux requêtes avant que les changements effectués par la requête aient été appliqués sur l'unité de stockage. Cette option améliore les performances mais a un coût au niveau de l'intégrité des données (données corrompues ou perdues) en cas de redémarrage non-propre (par exemple en cas de crash système).</text:p>
        </text:list-item>
        <text:list-item>
          <text:p text:style-name="P27"><text:span text:style-name="Strong_20_Emphasis"><text:span text:style-name="T9">sync</text:span></text:span> : est le contraire de <text:span text:style-name="Source_20_Text">async</text:span>. Le serveur NFS respecte le protocole NFS.</text:p>
        </text:list-item>
        <text:list-item>
          <text:p text:style-name="P27"><text:span text:style-name="Strong_20_Emphasis"><text:span text:style-name="T9">no_root_squash</text:span></text:span> : n'effectue pas de <text:span text:style-name="Emphasis">mapping</text:span> pour l'utilisateur <text:span text:style-name="Source_20_Text">root</text:span>.</text:p>
        </text:list-item>
        <text:list-item>
          <text:p text:style-name="P27"><text:span text:style-name="Strong_20_Emphasis"><text:span text:style-name="T9">root_squash</text:span></text:span> : force le <text:span text:style-name="Emphasis">mapping</text:span> de l'utilisateur <text:span text:style-name="Source_20_Text">root</text:span> vers l'utilisateur anonyme (option par défaut).</text:p>
        </text:list-item>
        <text:list-item>
          <text:p text:style-name="P27"><text:span text:style-name="Strong_20_Emphasis"><text:span text:style-name="T9">all_squash</text:span></text:span> : force le <text:span text:style-name="Emphasis">mapping</text:span> de tous les utilisateurs vers l'utilisateur anonyme.</text:p>
        </text:list-item>
      </text:list>
      <text:p text:style-name="P7"/>
      <text:p text:style-name="P7"><text:tab/>Dans le cas de notre serveur, l'entrée suivante sera ajoutée dans le fichier <text:span text:style-name="T9">exports </text:span>:</text:p>
      <text:p text:style-name="P7"/>
      <text:p text:style-name="P48">/<text:span text:style-name="T9">xen<text:tab/>*(rw,sync,no_root_squash)</text:span></text:p>
      <text:p text:style-name="P7"/>
      <text:p text:style-name="P57"><text:tab/>Pour mettre en route le serveur NFS, il faut executer la commande suivante en tant que super utilisateur :</text:p>
      <text:p text:style-name="P7"/>
      <text:p text:style-name="P45"># /etc/init.d/nfs-kernel-server start</text:p>
      <text:p text:style-name="P7"/>
      <text:p text:style-name="P7"><text:tab/>Pour prendre en compte les modifications après une modification du fichier export, il faut executer la commande suivante pour recharger :</text:p>
      <text:p text:style-name="P7"/>
      <text:p text:style-name="P45"># /etc/init.d/nfs-kernel-server reload</text:p>
      <text:p text:style-name="P7"/>
      <text:p text:style-name="P7"><text:tab/>Enfin, pour redémarrer le serveur NFS complètement, la commande suivante doit être utilisée :</text:p>
      <text:p text:style-name="P7"/>
      <text:p text:style-name="P45"># /etc/init.d/nfs-kernel-server restart</text:p>
      <text:p text:style-name="P52"/>
      <text:h text:style-name="Heading_20_3" text:outline-level="3">Configuration des clients</text:h>
      <text:p text:style-name="P7"/>
      <text:p text:style-name="P7"><text:tab/>Pour monter automatiquement une arborescence partagée par NFS, une entrée dans le fichier <text:span text:style-name="Source_20_Text">/etc/fstab </text:span>doit être ajoutée :</text:p>
      <text:p text:style-name="P7"/>
      <text:p text:style-name="P45">&lt;serveur&gt;:&lt;repertoire&gt; &lt;montage local&gt; nfs &lt;options&gt; 0 0</text:p>
      <text:p text:style-name="P7"/>
      <text:p text:style-name="P7">où :</text:p>
      <text:p text:style-name="P7"><text:span text:style-name="Source_20_Text">&lt;serveur&gt;</text:span> désigne le serveur de la même manière que la désignation d'un client décrit précédemment (adresse IP, plage d'IP, nom d'hôte...)</text:p>
      <text:p text:style-name="P7"/>
      <text:p text:style-name="P7"><text:span text:style-name="Source_20_Text">&lt;repertoire&gt;</text:span> indique le chemin du partage sur le serveur</text:p>
      <text:p text:style-name="P7"/>
      <text:p text:style-name="P7"><text:span text:style-name="Source_20_Text">&lt;montage local&gt;</text:span> indique le chemin local où sera monté le partage</text:p>
      <text:p text:style-name="P7"/>
      <text:p text:style-name="P7"><text:span text:style-name="Source_20_Text">&lt;options&gt;</text:span> indique les options de montage. Les options les plus courantes sont les suivantes:</text:p>
      <text:list text:style-name="L7">
        <text:list-item>
          <text:p text:style-name="P37"><text:span text:style-name="Source_20_Text">ro</text:span> : monte le système de fichier en lecture seule.</text:p>
        </text:list-item>
      </text:list>
      <text:list text:style-name="L8">
        <text:list-item>
          <text:p text:style-name="P38"><text:span text:style-name="Source_20_Text">rw</text:span> : monte le système de fichier en lecture/écriture.</text:p>
        </text:list-item>
        <text:list-item>
          <text:p text:style-name="P38"><text:span text:style-name="Source_20_Text">hard</text:span> : si le serveur n'est pas accessible, le noyau place les processus en attente de la ressource en attente.</text:p>
        </text:list-item>
        <text:list-item>
          <text:p text:style-name="P38"><text:span text:style-name="Source_20_Text">soft</text:span> : si le serveur est inaccessible, on attend le timeout avant de générer une erreur de lecture/écriture aux processus impactés.</text:p>
        </text:list-item>
        <text:list-item>
          <text:p text:style-name="P38"><text:span text:style-name="Source_20_Text">timeo=XXX</text:span> : indique le timeout (en mode <text:span text:style-name="Source_20_Text">soft</text:span>) en secondes (maximum = <text:span text:style-name="Source_20_Text">60sec</text:span>).</text:p>
        </text:list-item>
      </text:list>
      <text:p text:style-name="P7"/>
      <text:p text:style-name="P7"/>
      <text:list text:style-name="L8">
        <text:list-header>
          <text:p text:style-name="P58"><text:tab/>Dans le cas de notre serveur, l'entrée suivante sera ajoutée dans le fichier <text:span text:style-name="Source_20_Text">fstab:</text:span></text:p>
        </text:list-header>
      </text:list>
      <text:p text:style-name="P7"/>
      <text:p text:style-name="P48"><text:span text:style-name="T9">192.168.1.1:/xen<text:tab/>/xen<text:tab/><text:tab/>nfs<text:tab/><text:tab/>defaults<text:tab/><text:tab/>0<text:tab/>0</text:span></text:p>
      <text:p text:style-name="P7"><text:span text:style-name="T9"/></text:p>
      <text:p text:style-name="P7"><text:tab/>Pour un montage manuel, la commande suivante peut être executée (en tant que super utilisateur, bien sûr) :</text:p>
      <text:p text:style-name="P7"/>
      <text:p text:style-name="P45"># mount -t nfs &lt;serveur&gt;:&lt;repertoire&gt; &lt;montage local&gt;</text:p>
      <text:p text:style-name="P7"><text:span text:style-name="T9"/></text:p>
      <text:p text:style-name="P7"><text:tab/>Les options peuvent être passées via l'argument <text:span text:style-name="Source_20_Text">-o &lt;option1,option2,...&gt;</text:span></text:p>
      <text:p text:style-name="P7"><text:span text:style-name="Source_20_Text"><text:tab/></text:span>Dans le cas de notre serveur, on pourra taper :</text:p>
      <text:p text:style-name="P7"/>
      <text:p text:style-name="P48"><text:span text:style-name="Source_20_Text"><text:span text:style-name="T9"># mount -t nfs 192.168.1.1:/xen /xen</text:span></text:span></text:p>
      <text:p text:style-name="P7"/>
      <text:p text:style-name="P7"><text:tab/>Pour démonter une arborescence partagée, la commande suivante peut être utilisée :</text:p>
      <text:p text:style-name="P7"/>
      <text:p text:style-name="P45"># umount &lt;montage local&gt;</text:p>
      <text:p text:style-name="P7"/>
      <text:p text:style-name="P7">où <text:span text:style-name="Source_20_Text">&lt;montage local&gt;</text:span> désigne le point de montage de l'arborescence à démonter</text:p>
      <text:p text:style-name="P7"/>
      <text:h text:style-name="Heading_20_1" text:outline-level="1">Configuration des domU</text:h>
      <text:p text:style-name="Text_20_body"/>
      <text:p text:style-name="P7"><text:tab/>Supposons que le système de fichier du domU se situe sur <text:span text:style-name="Source_20_Text"><text:span text:style-name="T8">/xen/system</text:span></text:span>. Il faut copier un certain nombre de fichiers de manière à compléter le système de fichiers du domU.</text:p>
      <text:p text:style-name="P7"/>
      <text:p text:style-name="P45"># cp /etc/resolv.conf /xen/system/etc</text:p>
      <text:p text:style-name="P45"># cp /etc/hosts /xen/system/etc</text:p>
      <text:p text:style-name="P45"># echo "mon_domU" &gt;&gt; /xen/system/etc/hostname</text:p>
      <text:p text:style-name="P42"/>
      <text:p text:style-name="P42"><text:tab/>Il faut, à présent, installer un client NFS, SSH et Portmap sur le domU.</text:p>
      <text:p text:style-name="P42"/>
      <text:p text:style-name="P45"># chroot /xen/system/ /usr/bin/apt-get install openssh-server nfs-common portmap</text:p>
      <text:p text:style-name="P7"><text:span text:style-name="T4"/></text:p>
      <text:p text:style-name="P7"><text:span text:style-name="T4"/></text:p>
      <text:p text:style-name="P57"><text:span text:style-name="T4"><text:tab/>Finalement, nous devons être surs que le fichier </text:span><text:span text:style-name="T10">/etc/fstab</text:span><text:span text:style-name="T4"> est correct sur le domU. Nous allons donc y ajouter les lignes suivantes :</text:span></text:p>
      <text:p text:style-name="P50"/>
      <text:p text:style-name="P45">192.168.1.1:/xen/system<text:tab/>/<text:tab/> nfs<text:tab/> <text:s/>rw<text:tab/><text:tab/><text:tab/><text:tab/><text:tab/>0<text:tab/>0</text:p>
      <text:p text:style-name="P45">proc<text:tab/><text:tab/><text:tab/><text:tab/><text:tab/>/proc proc <text:s/>rw,nodev,nosuid,noexec<text:tab/>0<text:tab/>0</text:p>
      <text:p text:style-name="P48"><text:span text:style-name="T9">sys<text:tab/><text:tab/><text:tab/><text:tab/><text:tab/>/sys<text:tab/> sysfs rw,nodev,nosuid,noexec<text:tab/>0<text:tab/>0</text:span></text:p>
      <text:p text:style-name="P53"><text:span text:style-name="T5">NB</text:span><text:span text:style-name="T4"> : </text:span><text:span text:style-name="T10">192.168.1.1</text:span><text:span text:style-name="T4"> est l'adresse IP du serveur NFS</text:span></text:p>
      <text:p text:style-name="P51"/>
      <text:p text:style-name="P7"><text:span text:style-name="T4"><text:tab/>La dernière étape est la copie du module du noyau compilé (sur le dom0) de </text:span><text:span text:style-name="T10">/lib/modules/2.6.18.8-xen</text:span><text:span text:style-name="T4"> vers le file system du domU.</text:span></text:p>
      <text:p text:style-name="P7"><text:span text:style-name="T4"/></text:p>
      <text:p text:style-name="P7"><text:span text:style-name="T4"><text:tab/>Il faut aussi créer un fichier de configuration d</text:span><text:span text:style-name="T7">u domU dans </text:span><text:span text:style-name="T10">/etc/xen</text:span><text:span text:style-name="T7">.</text:span></text:p>
      <text:p text:style-name="P7"><text:span text:style-name="T7"/></text:p>
      <text:p text:style-name="P45"># Common things.</text:p>
      <text:p text:style-name="P45">kernel <text:s/>= '/boot/vmlinuz-2.6.18.8-xen'</text:p>
      <text:p text:style-name="P45">memory <text:s/>= '64'</text:p>
      <text:p text:style-name="P45"/>
      <text:p text:style-name="P45"># <text:s/>Name</text:p>
      <text:p text:style-name="P45">name <text:s text:c="4"/>= 'mon_domU'</text:p>
      <text:p text:style-name="P45">hostname = 'mon_domU'</text:p>
      <text:p text:style-name="P45"/>
      <text:p text:style-name="P45"># Networking basics</text:p>
      <text:p text:style-name="P45">vif <text:s text:c="3"/>= [ ' ' ]</text:p>
      <text:p text:style-name="P45">dhcp <text:s text:c="2"/>= 'dhcp'</text:p>
      <text:p text:style-name="P45"/>
      <text:p text:style-name="P45"># NFS option</text:p>
      <text:p text:style-name="P45">nfs_server = '192.168.1.1'</text:p>
      <text:p text:style-name="P45">nfs_root <text:s text:c="2"/>= '/xen/system'</text:p>
      <text:p text:style-name="P45">root <text:s text:c="6"/>= '/dev/nf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style:font-pitch="variable" style:font-charset="x-symbol"/>
    <style:font-face style:name="Helvetica" svg:font-family="Helvetica"/>
    <style:font-face style:name="StarSymbol" svg:font-family="StarSymbol"/>
    <style:font-face style:name="Tahoma1" svg:font-family="Tahoma"/>
    <style:font-face style:name="Times" svg:font-family="Times"/>
    <style:font-face style:name="arial" svg:font-family="arial" style:font-family-generic="swiss"/>
    <style:font-face style:name="FreeMono" svg:font-family="FreeMono" style:font-family-generic="modern" style:font-pitch="fixed"/>
    <style:font-face style:name="Nimbus Mono L" svg:font-family="'Nimbus Mono L'" style:font-family-generic="modern" style:font-pitch="fixed"/>
    <style:font-face style:name="Century Schoolbook L" svg:font-family="'Century Schoolbook L'" style:font-family-generic="roman" style:font-pitch="variable"/>
    <style:font-face style:name="DejaVuSans" svg:font-family="DejaVuSans" style:font-family-generic="system" style:font-pitch="variable"/>
    <style:font-face style:name="HG Mincho Light J" svg:font-family="'HG Mincho Light J'"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fo:font-size="12pt" fo:language="fr" fo:country="FR" style:letter-kerning="true" style:font-name-asian="DejaVuSan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Helvetica" fo:font-size="14pt" style:font-name-asian="HG Mincho Light J"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Times" style:font-size-asian="12pt" style:font-name-complex="Tahoma1"/>
    </style:style>
    <style:style style:name="Caption" style:family="paragraph" style:parent-style-name="Standard" style:class="extra">
      <style:paragraph-properties fo:margin-top="0.212cm" fo:margin-bottom="0.212cm" text:number-lines="false" text:line-number="0"/>
      <style:text-properties style:font-name="Tim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font-name-complex="Tahoma1"/>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left="0.499cm" fo:margin-right="0cm" fo:text-indent="0cm" style:auto-text-indent="false"/>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paragraph-properties fo:margin-left="1cm" fo:margin-right="0cm" fo:text-indent="0cm" style:auto-text-indent="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style:text-properties style:font-name="Nimbus Mono L" fo:font-size="10pt" style:font-name-asian="Nimbus Mono L" style:font-size-asian="10pt" style:font-name-complex="Nimbus Mono L" style:font-size-complex="10pt"/>
    </style:style>
    <style:style style:name="Text"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Source_20_Text" style:display-name="Source Text" style:family="text">
      <style:text-properties style:font-name="Nimbus Mono L" style:font-name-asian="Nimbus Mono L" style:font-name-complex="Nimbus Mono 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text:display-levels="2">
        <style:list-level-properties text:space-before="0.501cm" text:min-label-width="0.499cm"/>
      </text:list-level-style-number>
      <text:list-level-style-number text:level="3" text:style-name="Numbering_20_Symbols" style:num-suffix="." style:num-format="1" text:display-levels="3">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suffix="." style:num-format="1" text:display-levels="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quare-mode="false"/>
    </style:default-page-layout>
  </office:styles>
  <office:automatic-styles>
    <style:style style:name="P1" style:family="paragraph" style:parent-style-name="Footer">
      <style:paragraph-properties fo:text-align="center" style:justify-single-word="false"/>
      <style:text-properties style:font-name="arial" fo:font-size="8pt" style:font-size-asian="7pt" style:font-size-complex="8pt"/>
    </style:style>
    <style:page-layout style:name="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layout-grid-square-mode="false"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pm1">
      <style:footer>
        <text:p text:style-name="P1"><text:page-number text:select-page="current">10</text:page-number> / <text:page-count>10</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meta:initial-creator>adminxen</meta:initial-creator>
    <meta:creation-date>2008-02-07T12:18:15</meta:creation-date>
    <dc:creator>adminxen</dc:creator>
    <dc:date>2008-02-13T14:50:27</dc:date>
    <meta:editing-cycles>17</meta:editing-cycles>
    <meta:editing-duration>PT5H30M4S</meta:editing-duration>
    <meta:user-defined meta:name="Info 1"/>
    <meta:user-defined meta:name="Info 2"/>
    <meta:user-defined meta:name="Info 3"/>
    <meta:user-defined meta:name="Info 4"/>
    <meta:document-statistic meta:table-count="0" meta:image-count="1" meta:object-count="0" meta:page-count="10" meta:paragraph-count="210" meta:word-count="1502" meta:character-count="9227"/>
  </office:meta>
</office:document-meta>
</file>